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78.5pt" svg:y="89.4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042.64pt" svg:y="365.75pt">
            <draw:object draw:notify-on-update-of-ranges="Sheet1.A1:Sheet1.A1 Sheet1.A4:Sheet1.A5 Sheet1.B1:Sheet1.B1 Sheet1.B4:Sheet1.B5 Sheet1.C1:Sheet1.C1 Sheet1.C4:Sheet1.C5 Sheet1.D1:Sheet1.D1 Sheet1.D4:Sheet1.D5 Sheet1.E1:Sheet1.E1 Sheet1.E4:Sheet1.E5 Sheet1.F1:Sheet1.F1 Sheet1.F4:Sheet1.F5 Sheet1.G1:Sheet1.G1 Sheet1.G4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office:value-type="float" office:value="52.1526315789474" calcext:value-type="float">
            <text:p>52.1526315789474</text:p>
          </table:table-cell>
          <table:table-cell office:value-type="float" office:value="40.6802325581395" calcext:value-type="float">
            <text:p>40.6802325581395</text:p>
          </table:table-cell>
          <table:table-cell office:value-type="float" office:value="51.6315789473684" calcext:value-type="float">
            <text:p>51.6315789473684</text:p>
          </table:table-cell>
          <table:table-cell office:value-type="float" office:value="38.58" calcext:value-type="float">
            <text:p>38.58</text:p>
          </table:table-cell>
          <table:table-cell office:value-type="float" office:value="36.75" calcext:value-type="float">
            <text:p>36.75</text:p>
          </table:table-cell>
          <table:table-cell office:value-type="float" office:value="52.5691489361702" calcext:value-type="float">
            <text:p>52.5691489361702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office:value-type="float" office:value="16.8188421052632" calcext:value-type="float">
            <text:p>16.8188421052632</text:p>
          </table:table-cell>
          <table:table-cell office:value-type="float" office:value="13.0944186046512" calcext:value-type="float">
            <text:p>13.0944186046512</text:p>
          </table:table-cell>
          <table:table-cell office:value-type="float" office:value="13.2126315789474" calcext:value-type="float">
            <text:p>13.2126315789474</text:p>
          </table:table-cell>
          <table:table-cell office:value-type="float" office:value="9.677" calcext:value-type="float">
            <text:p>9.677</text:p>
          </table:table-cell>
          <table:table-cell office:value-type="float" office:value="11.2488888888889" calcext:value-type="float">
            <text:p>11.2488888888889</text:p>
          </table:table-cell>
          <table:table-cell office:value-type="float" office:value="16.6420212765957" calcext:value-type="float">
            <text:p>16.6420212765957</text:p>
          </table:table-cell>
        </table:table-row>
        <table:table-row table:style-name="ro1">
          <table:table-cell table:style-name="ce3" office:value-type="string" calcext:value-type="string">
            <text:p>reward (rule 07)</text:p>
          </table:table-cell>
          <table:table-cell office:value-type="float" office:value="2.17379183611955" calcext:value-type="float">
            <text:p>2.17379183611955</text:p>
          </table:table-cell>
          <table:table-cell office:value-type="float" office:value="2.04864455410195" calcext:value-type="float">
            <text:p>2.04864455410195</text:p>
          </table:table-cell>
          <table:table-cell office:value-type="float" office:value="1.16187595700468" calcext:value-type="float">
            <text:p>1.16187595700468</text:p>
          </table:table-cell>
          <table:table-cell office:value-type="float" office:value="-1.38478472795031" calcext:value-type="float">
            <text:p>-1.38478472795031</text:p>
          </table:table-cell>
          <table:table-cell office:value-type="float" office:value="-0.927812766366073" calcext:value-type="float">
            <text:p>-0.927812766366073</text:p>
          </table:table-cell>
          <table:table-cell office:value-type="float" office:value="1.94425350822919" calcext:value-type="float">
            <text:p>1.94425350822919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64.261491509471" calcext:value-type="float">
            <text:p>164.261491509471</text:p>
          </table:table-cell>
          <table:table-cell office:value-type="float" office:value="220.818683218864" calcext:value-type="float">
            <text:p>220.818683218864</text:p>
          </table:table-cell>
          <table:table-cell office:value-type="float" office:value="661.833492295413" calcext:value-type="float">
            <text:p>661.833492295413</text:p>
          </table:table-cell>
          <table:table-cell office:value-type="float" office:value="164.766968412486" calcext:value-type="float">
            <text:p>164.766968412486</text:p>
          </table:table-cell>
          <table:table-cell office:value-type="float" office:value="262.352934578547" calcext:value-type="float">
            <text:p>262.352934578547</text:p>
          </table:table-cell>
          <table:table-cell office:value-type="float" office:value="174.003791183751" calcext:value-type="float">
            <text:p>174.003791183751</text:p>
          </table:table-cell>
        </table:table-row>
        <table:table-row table:style-name="ro1">
          <table:table-cell office:value-type="string" calcext:value-type="string">
            <text:p>comp time 1 iteration local planner in ms</text:p>
          </table:table-cell>
          <table:table-cell office:value-type="float" office:value="1.54546121663055" calcext:value-type="float">
            <text:p>1.54546121663055</text:p>
          </table:table-cell>
          <table:table-cell office:value-type="float" office:value="5.86205517894633" calcext:value-type="float">
            <text:p>5.86205517894633</text:p>
          </table:table-cell>
          <table:table-cell office:value-type="float" office:value="49.3822050654753" calcext:value-type="float">
            <text:p>49.3822050654753</text:p>
          </table:table-cell>
          <table:table-cell office:value-type="float" office:value="1.99988416340798" calcext:value-type="float">
            <text:p>1.99988416340798</text:p>
          </table:table-cell>
          <table:table-cell office:value-type="float" office:value="10.1579797334511" calcext:value-type="float">
            <text:p>10.1579797334511</text:p>
          </table:table-cell>
          <table:table-cell office:value-type="float" office:value="2.50833936511788" calcext:value-type="float">
            <text:p>2.50833936511788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 office:value-type="string" calcext:value-type="string">
            <text:p>[1.]</text:p>
          </table:table-cell>
          <table:table-cell office:value-type="string" calcext:value-type="string">
            <text:p>[0.79291557 0.2070844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21:57:22.86307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2T23:05:43.360012157</dc:date>
    <meta:editing-duration>PT3H26M6S</meta:editing-duration>
    <meta:editing-cycles>12</meta:editing-cycles>
    <meta:generator>LibreOffice/6.0.7.3$Linux_X86_64 LibreOffice_project/00m0$Build-3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1 Sheet1.A4:Sheet1.G5" chart:data-source-has-labels="both" svg:x="0.32cm" svg:y="0.18cm" svg:width="11.536cm" svg:height="8.64cm">
          <chartooo:coordinate-region svg:x="0.941cm" svg:y="0.379cm" svg:width="10.915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series chart:style-name="ch11" chart:values-cell-range-address="Sheet1.F4:Sheet1.F5" chart:label-cell-address="Sheet1.F1:Sheet1.F1" chart:class="chart:bar">
            <chart:data-point chart:repeated="2"/>
          </chart:series>
          <chart:series chart:style-name="ch12" chart:values-cell-range-address="Sheet1.G4:Sheet1.G5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52.1526315789474">
                <text:p>52.1526315789474</text:p>
                <draw:g>
                  <svg:desc>Sheet1.B4:Sheet1.B5</svg:desc>
                </draw:g>
              </table:table-cell>
              <table:table-cell office:value-type="float" office:value="40.6802325581395">
                <text:p>40.6802325581395</text:p>
                <draw:g>
                  <svg:desc>Sheet1.C4:Sheet1.C5</svg:desc>
                </draw:g>
              </table:table-cell>
              <table:table-cell office:value-type="float" office:value="51.6315789473684">
                <text:p>51.6315789473684</text:p>
                <draw:g>
                  <svg:desc>Sheet1.D4:Sheet1.D5</svg:desc>
                </draw:g>
              </table:table-cell>
              <table:table-cell office:value-type="float" office:value="38.58">
                <text:p>38.58</text:p>
                <draw:g>
                  <svg:desc>Sheet1.E4:Sheet1.E5</svg:desc>
                </draw:g>
              </table:table-cell>
              <table:table-cell office:value-type="float" office:value="36.75">
                <text:p>36.75</text:p>
                <draw:g>
                  <svg:desc>Sheet1.F4:Sheet1.F5</svg:desc>
                </draw:g>
              </table:table-cell>
              <table:table-cell office:value-type="float" office:value="52.5691489361702">
                <text:p>52.5691489361702</text:p>
                <draw:g>
                  <svg:desc>Sheet1.G4:Sheet1.G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6.8188421052632">
                <text:p>16.8188421052632</text:p>
              </table:table-cell>
              <table:table-cell office:value-type="float" office:value="13.0944186046512">
                <text:p>13.0944186046512</text:p>
              </table:table-cell>
              <table:table-cell office:value-type="float" office:value="13.2126315789474">
                <text:p>13.2126315789474</text:p>
              </table:table-cell>
              <table:table-cell office:value-type="float" office:value="9.677">
                <text:p>9.677</text:p>
              </table:table-cell>
              <table:table-cell office:value-type="float" office:value="11.2488888888889">
                <text:p>11.2488888888889</text:p>
              </table:table-cell>
              <table:table-cell office:value-type="float" office:value="16.6420212765957">
                <text:p>16.6420212765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956cm" style:legend-expansion="high" chart:style-name="ch2"/>
        <chart:plot-area chart:style-name="ch3" table:cell-range-address="Sheet1.A1:Sheet1.G3" chart:data-source-has-labels="both" svg:x="0.32cm" svg:y="0.18cm" svg:width="11.536cm" svg:height="8.64cm">
          <chartooo:coordinate-region svg:x="1.047cm" svg:y="0.379cm" svg:width="10.809cm" svg:height="7.79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all in one rule06 nn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94">
                <text:p>0.94</text:p>
                <draw:g>
                  <svg:desc>Sheet1.B2:Sheet1.B3</svg:desc>
                </draw:g>
              </table:table-cell>
              <table:table-cell office:value-type="float" office:value="0.86">
                <text:p>0.86</text:p>
                <draw:g>
                  <svg:desc>Sheet1.C2:Sheet1.C3</svg:desc>
                </draw:g>
              </table:table-cell>
              <table:table-cell office:value-type="float" office:value="0.76">
                <text:p>0.76</text:p>
                <draw:g>
                  <svg:desc>Sheet1.D2:Sheet1.D3</svg:desc>
                </draw:g>
              </table:table-cell>
              <table:table-cell office:value-type="float" office:value="0.2">
                <text:p>0.2</text:p>
                <draw:g>
                  <svg:desc>Sheet1.E2:Sheet1.E3</svg:desc>
                </draw:g>
              </table:table-cell>
              <table:table-cell office:value-type="float" office:value="0.36">
                <text:p>0.36</text:p>
                <draw:g>
                  <svg:desc>Sheet1.F2:Sheet1.F3</svg:desc>
                </draw:g>
              </table:table-cell>
              <table:table-cell office:value-type="float" office:value="0.94">
                <text:p>0.94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